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5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5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5" table:style-name="ce5"/>
          <table:table-cell office:value-type="string" table:style-name="ce6">
            <text:p>資料月份：106 年5 月</text:p>
          </table:table-cell>
          <table:table-cell table:style-name="ce1"/>
          <table:table-cell table:number-columns-repeated="5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</text:p>
          </table:table-cell>
          <table:table-cell office:value-type="string" table:style-name="ce9">
            <text:p>逾期六個月以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上帳款占應收</text:p>
          </table:table-cell>
          <table:table-cell office:value-type="string" table:style-name="ce14">
            <text:p>上帳款占應收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帳款餘額(含催</text:p>
          </table:table-cell>
          <table:table-cell office:value-type="string" table:style-name="ce14">
            <text:p>帳款餘額(含催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收款)之比率(%)</text:p>
          </table:table-cell>
          <table:table-cell office:value-type="string" table:style-name="ce19">
            <text:p>收款)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銀行</text:p>
          </table:table-cell>
          <table:table-cell office:value-type="float" office:value="250436" table:style-name="ce22">
            <text:p>250,436</text:p>
          </table:table-cell>
          <table:table-cell office:value-type="float" office:value="132017" table:style-name="ce22">
            <text:p>132,017</text:p>
          </table:table-cell>
          <table:table-cell office:value-type="float" office:value="3424" table:style-name="ce22">
            <text:p>3,424</text:p>
          </table:table-cell>
          <table:table-cell office:value-type="float" office:value="2419" table:style-name="ce22">
            <text:p>2,419</text:p>
          </table:table-cell>
          <table:table-cell office:value-type="float" office:value="214041" table:style-name="ce22">
            <text:p>214,041</text:p>
          </table:table-cell>
          <table:table-cell office:value-type="float" office:value="11415" table:style-name="ce22">
            <text:p>11,415</text:p>
          </table:table-cell>
          <table:table-cell office:value-type="float" office:value="662483" table:style-name="ce22">
            <text:p>662,483</text:p>
          </table:table-cell>
          <table:table-cell office:value-type="float" office:value="835" table:style-name="ce22">
            <text:p>835</text:p>
          </table:table-cell>
          <table:table-cell office:value-type="float" office:value="0.11" table:style-name="ce23">
            <text:p>0.11</text:p>
          </table:table-cell>
          <table:table-cell office:value-type="float" office:value="0.03" table:style-name="ce23">
            <text:p>0.03</text:p>
          </table:table-cell>
          <table:table-cell office:value-type="float" office:value="1115.43" table:style-name="ce23">
            <text:p>1,115.43</text:p>
          </table:table-cell>
          <table:table-cell office:value-type="float" office:value="873" table:style-name="ce22">
            <text:p>873</text:p>
          </table:table-cell>
          <table:table-cell office:value-type="float" office:value="7466" table:style-name="ce22">
            <text:p>7,46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土地銀行</text:p>
          </table:table-cell>
          <table:table-cell office:value-type="float" office:value="245669" table:style-name="ce22">
            <text:p>245,669</text:p>
          </table:table-cell>
          <table:table-cell office:value-type="float" office:value="130280" table:style-name="ce22">
            <text:p>130,280</text:p>
          </table:table-cell>
          <table:table-cell office:value-type="float" office:value="4457" table:style-name="ce22">
            <text:p>4,457</text:p>
          </table:table-cell>
          <table:table-cell office:value-type="float" office:value="1135" table:style-name="ce22">
            <text:p>1,135</text:p>
          </table:table-cell>
          <table:table-cell office:value-type="float" office:value="311299" table:style-name="ce22">
            <text:p>311,299</text:p>
          </table:table-cell>
          <table:table-cell office:value-type="float" office:value="50234" table:style-name="ce22">
            <text:p>50,234</text:p>
          </table:table-cell>
          <table:table-cell office:value-type="float" office:value="830446" table:style-name="ce22">
            <text:p>830,446</text:p>
          </table:table-cell>
          <table:table-cell office:value-type="float" office:value="758" table:style-name="ce22">
            <text:p>758</text:p>
          </table:table-cell>
          <table:table-cell office:value-type="float" office:value="0.43" table:style-name="ce23">
            <text:p>0.43</text:p>
          </table:table-cell>
          <table:table-cell office:value-type="float" office:value="0.4" table:style-name="ce23">
            <text:p>0.40</text:p>
          </table:table-cell>
          <table:table-cell office:value-type="float" office:value="701.86" table:style-name="ce23">
            <text:p>701.86</text:p>
          </table:table-cell>
          <table:table-cell office:value-type="float" office:value="4270" table:style-name="ce22">
            <text:p>4,270</text:p>
          </table:table-cell>
          <table:table-cell office:value-type="float" office:value="11926" table:style-name="ce22">
            <text:p>11,92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合作金庫商業銀行</text:p>
          </table:table-cell>
          <table:table-cell office:value-type="float" office:value="463358" table:style-name="ce22">
            <text:p>463,358</text:p>
          </table:table-cell>
          <table:table-cell office:value-type="float" office:value="283858" table:style-name="ce22">
            <text:p>283,858</text:p>
          </table:table-cell>
          <table:table-cell office:value-type="float" office:value="5673" table:style-name="ce22">
            <text:p>5,673</text:p>
          </table:table-cell>
          <table:table-cell office:value-type="float" office:value="4198" table:style-name="ce22">
            <text:p>4,198</text:p>
          </table:table-cell>
          <table:table-cell office:value-type="float" office:value="644036" table:style-name="ce22">
            <text:p>644,036</text:p>
          </table:table-cell>
          <table:table-cell office:value-type="float" office:value="225069" table:style-name="ce22">
            <text:p>225,069</text:p>
          </table:table-cell>
          <table:table-cell office:value-type="float" office:value="2524662" table:style-name="ce22">
            <text:p>2,524,662</text:p>
          </table:table-cell>
          <table:table-cell office:value-type="float" office:value="3040" table:style-name="ce22">
            <text:p>3,040</text:p>
          </table:table-cell>
          <table:table-cell office:value-type="float" office:value="0.31" table:style-name="ce23">
            <text:p>0.31</text:p>
          </table:table-cell>
          <table:table-cell office:value-type="float" office:value="0.25" table:style-name="ce23">
            <text:p>0.25</text:p>
          </table:table-cell>
          <table:table-cell office:value-type="float" office:value="283.64" table:style-name="ce23">
            <text:p>283.64</text:p>
          </table:table-cell>
          <table:table-cell office:value-type="float" office:value="5311" table:style-name="ce22">
            <text:p>5,311</text:p>
          </table:table-cell>
          <table:table-cell office:value-type="float" office:value="20756" table:style-name="ce22">
            <text:p>20,75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第一商業銀行</text:p>
          </table:table-cell>
          <table:table-cell office:value-type="float" office:value="967585" table:style-name="ce22">
            <text:p>967,585</text:p>
          </table:table-cell>
          <table:table-cell office:value-type="float" office:value="634277" table:style-name="ce22">
            <text:p>634,277</text:p>
          </table:table-cell>
          <table:table-cell office:value-type="float" office:value="9571" table:style-name="ce22">
            <text:p>9,571</text:p>
          </table:table-cell>
          <table:table-cell office:value-type="float" office:value="8583" table:style-name="ce22">
            <text:p>8,583</text:p>
          </table:table-cell>
          <table:table-cell office:value-type="float" office:value="1413149" table:style-name="ce22">
            <text:p>1,413,149</text:p>
          </table:table-cell>
          <table:table-cell office:value-type="float" office:value="1055992" table:style-name="ce22">
            <text:p>1,055,992</text:p>
          </table:table-cell>
          <table:table-cell office:value-type="float" office:value="3935905" table:style-name="ce22">
            <text:p>3,935,905</text:p>
          </table:table-cell>
          <table:table-cell office:value-type="float" office:value="14763" table:style-name="ce22">
            <text:p>14,763</text:p>
          </table:table-cell>
          <table:table-cell office:value-type="float" office:value="0.22" table:style-name="ce23">
            <text:p>0.22</text:p>
          </table:table-cell>
          <table:table-cell office:value-type="float" office:value="0" table:style-name="ce23">
            <text:p>0.00</text:p>
          </table:table-cell>
          <table:table-cell office:value-type="float" office:value="1572.45" table:style-name="ce23">
            <text:p>1,572.45</text:p>
          </table:table-cell>
          <table:table-cell office:value-type="float" office:value="5991" table:style-name="ce22">
            <text:p>5,991</text:p>
          </table:table-cell>
          <table:table-cell office:value-type="float" office:value="29829" table:style-name="ce22">
            <text:p>29,82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南商業銀行</text:p>
          </table:table-cell>
          <table:table-cell office:value-type="float" office:value="963079" table:style-name="ce22">
            <text:p>963,079</text:p>
          </table:table-cell>
          <table:table-cell office:value-type="float" office:value="715136" table:style-name="ce22">
            <text:p>715,136</text:p>
          </table:table-cell>
          <table:table-cell office:value-type="float" office:value="20300" table:style-name="ce22">
            <text:p>20,300</text:p>
          </table:table-cell>
          <table:table-cell office:value-type="float" office:value="9753" table:style-name="ce22">
            <text:p>9,753</text:p>
          </table:table-cell>
          <table:table-cell office:value-type="float" office:value="859437" table:style-name="ce22">
            <text:p>859,437</text:p>
          </table:table-cell>
          <table:table-cell office:value-type="float" office:value="2104659" table:style-name="ce22">
            <text:p>2,104,659</text:p>
          </table:table-cell>
          <table:table-cell office:value-type="float" office:value="4250622" table:style-name="ce22">
            <text:p>4,250,622</text:p>
          </table:table-cell>
          <table:table-cell office:value-type="float" office:value="1551" table:style-name="ce22">
            <text:p>1,551</text:p>
          </table:table-cell>
          <table:table-cell office:value-type="float" office:value="0.25" table:style-name="ce23">
            <text:p>0.25</text:p>
          </table:table-cell>
          <table:table-cell office:value-type="float" office:value="0" table:style-name="ce23">
            <text:p>0.00</text:p>
          </table:table-cell>
          <table:table-cell office:value-type="float" office:value="390.5" table:style-name="ce23">
            <text:p>390.50</text:p>
          </table:table-cell>
          <table:table-cell office:value-type="float" office:value="0" table:style-name="ce22">
            <text:p>0</text:p>
          </table:table-cell>
          <table:table-cell office:value-type="float" office:value="15817" table:style-name="ce22">
            <text:p>15,81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彰化商業銀行</text:p>
          </table:table-cell>
          <table:table-cell office:value-type="float" office:value="422277" table:style-name="ce22">
            <text:p>422,277</text:p>
          </table:table-cell>
          <table:table-cell office:value-type="float" office:value="202372" table:style-name="ce22">
            <text:p>202,372</text:p>
          </table:table-cell>
          <table:table-cell office:value-type="float" office:value="3805" table:style-name="ce22">
            <text:p>3,805</text:p>
          </table:table-cell>
          <table:table-cell office:value-type="float" office:value="2730" table:style-name="ce22">
            <text:p>2,730</text:p>
          </table:table-cell>
          <table:table-cell office:value-type="float" office:value="353630" table:style-name="ce22">
            <text:p>353,630</text:p>
          </table:table-cell>
          <table:table-cell office:value-type="float" office:value="147107" table:style-name="ce22">
            <text:p>147,107</text:p>
          </table:table-cell>
          <table:table-cell office:value-type="float" office:value="1270329" table:style-name="ce22">
            <text:p>1,270,329</text:p>
          </table:table-cell>
          <table:table-cell office:value-type="float" office:value="513" table:style-name="ce22">
            <text:p>513</text:p>
          </table:table-cell>
          <table:table-cell office:value-type="float" office:value="0.28999999999999998" table:style-name="ce23">
            <text:p>0.29</text:p>
          </table:table-cell>
          <table:table-cell office:value-type="float" office:value="0.02" table:style-name="ce23">
            <text:p>0.02</text:p>
          </table:table-cell>
          <table:table-cell office:value-type="float" office:value="580.48" table:style-name="ce23">
            <text:p>580.48</text:p>
          </table:table-cell>
          <table:table-cell office:value-type="float" office:value="3202" table:style-name="ce22">
            <text:p>3,202</text:p>
          </table:table-cell>
          <table:table-cell office:value-type="float" office:value="11094" table:style-name="ce22">
            <text:p>11,09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上海商業儲蓄銀行</text:p>
          </table:table-cell>
          <table:table-cell office:value-type="float" office:value="362254" table:style-name="ce22">
            <text:p>362,254</text:p>
          </table:table-cell>
          <table:table-cell office:value-type="float" office:value="183031" table:style-name="ce22">
            <text:p>183,031</text:p>
          </table:table-cell>
          <table:table-cell office:value-type="float" office:value="2451" table:style-name="ce22">
            <text:p>2,451</text:p>
          </table:table-cell>
          <table:table-cell office:value-type="float" office:value="1747" table:style-name="ce22">
            <text:p>1,747</text:p>
          </table:table-cell>
          <table:table-cell office:value-type="float" office:value="688227" table:style-name="ce22">
            <text:p>688,227</text:p>
          </table:table-cell>
          <table:table-cell office:value-type="float" office:value="207772" table:style-name="ce22">
            <text:p>207,772</text:p>
          </table:table-cell>
          <table:table-cell office:value-type="float" office:value="1015044" table:style-name="ce22">
            <text:p>1,015,044</text:p>
          </table:table-cell>
          <table:table-cell office:value-type="float" office:value="6778" table:style-name="ce22">
            <text:p>6,778</text:p>
          </table:table-cell>
          <table:table-cell office:value-type="float" office:value="0.92" table:style-name="ce23">
            <text:p>0.92</text:p>
          </table:table-cell>
          <table:table-cell office:value-type="float" office:value="0.45" table:style-name="ce23">
            <text:p>0.45</text:p>
          </table:table-cell>
          <table:table-cell office:value-type="float" office:value="653.08000000000004" table:style-name="ce23">
            <text:p>653.08</text:p>
          </table:table-cell>
          <table:table-cell office:value-type="float" office:value="0" table:style-name="ce22">
            <text:p>0</text:p>
          </table:table-cell>
          <table:table-cell office:value-type="float" office:value="11278" table:style-name="ce22">
            <text:p>11,27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北富邦商業銀行</text:p>
          </table:table-cell>
          <table:table-cell office:value-type="float" office:value="2327132" table:style-name="ce22">
            <text:p>2,327,132</text:p>
          </table:table-cell>
          <table:table-cell office:value-type="float" office:value="1721643" table:style-name="ce22">
            <text:p>1,721,643</text:p>
          </table:table-cell>
          <table:table-cell office:value-type="float" office:value="26468" table:style-name="ce22">
            <text:p>26,468</text:p>
          </table:table-cell>
          <table:table-cell office:value-type="float" office:value="15220" table:style-name="ce22">
            <text:p>15,220</text:p>
          </table:table-cell>
          <table:table-cell office:value-type="float" office:value="5833130" table:style-name="ce22">
            <text:p>5,833,130</text:p>
          </table:table-cell>
          <table:table-cell office:value-type="float" office:value="10649293" table:style-name="ce22">
            <text:p>10,649,293</text:p>
          </table:table-cell>
          <table:table-cell office:value-type="float" office:value="16652000" table:style-name="ce22">
            <text:p>16,652,000</text:p>
          </table:table-cell>
          <table:table-cell office:value-type="float" office:value="50980" table:style-name="ce22">
            <text:p>50,980</text:p>
          </table:table-cell>
          <table:table-cell office:value-type="float" office:value="0.13" table:style-name="ce23">
            <text:p>0.13</text:p>
          </table:table-cell>
          <table:table-cell office:value-type="float" office:value="0" table:style-name="ce23">
            <text:p>0.00</text:p>
          </table:table-cell>
          <table:table-cell office:value-type="float" office:value="814.42" table:style-name="ce23">
            <text:p>814.42</text:p>
          </table:table-cell>
          <table:table-cell office:value-type="float" office:value="24414" table:style-name="ce22">
            <text:p>24,414</text:p>
          </table:table-cell>
          <table:table-cell office:value-type="float" office:value="118992" table:style-name="ce22">
            <text:p>118,99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國泰世華商業銀行</text:p>
          </table:table-cell>
          <table:table-cell office:value-type="float" office:value="6014751" table:style-name="ce22">
            <text:p>6,014,751</text:p>
          </table:table-cell>
          <table:table-cell office:value-type="float" office:value="4226244" table:style-name="ce22">
            <text:p>4,226,244</text:p>
          </table:table-cell>
          <table:table-cell office:value-type="float" office:value="68467" table:style-name="ce22">
            <text:p>68,467</text:p>
          </table:table-cell>
          <table:table-cell office:value-type="float" office:value="38439" table:style-name="ce22">
            <text:p>38,439</text:p>
          </table:table-cell>
          <table:table-cell office:value-type="float" office:value="15492668" table:style-name="ce22">
            <text:p>15,492,668</text:p>
          </table:table-cell>
          <table:table-cell office:value-type="float" office:value="9327001" table:style-name="ce22">
            <text:p>9,327,001</text:p>
          </table:table-cell>
          <table:table-cell office:value-type="float" office:value="41202751" table:style-name="ce22">
            <text:p>41,202,751</text:p>
          </table:table-cell>
          <table:table-cell office:value-type="float" office:value="217212" table:style-name="ce22">
            <text:p>217,212</text:p>
          </table:table-cell>
          <table:table-cell office:value-type="float" office:value="0.13" table:style-name="ce23">
            <text:p>0.13</text:p>
          </table:table-cell>
          <table:table-cell office:value-type="float" office:value="0" table:style-name="ce23">
            <text:p>0.00</text:p>
          </table:table-cell>
          <table:table-cell office:value-type="float" office:value="2486.6999999999998" table:style-name="ce23">
            <text:p>2,486.70</text:p>
          </table:table-cell>
          <table:table-cell office:value-type="float" office:value="34488" table:style-name="ce22">
            <text:p>34,488</text:p>
          </table:table-cell>
          <table:table-cell office:value-type="float" office:value="162157" table:style-name="ce22">
            <text:p>162,15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高雄銀行</text:p>
          </table:table-cell>
          <table:table-cell office:value-type="float" office:value="10331" table:style-name="ce22">
            <text:p>10,331</text:p>
          </table:table-cell>
          <table:table-cell office:value-type="float" office:value="4202" table:style-name="ce22">
            <text:p>4,202</text:p>
          </table:table-cell>
          <table:table-cell office:value-type="float" office:value="46" table:style-name="ce22">
            <text:p>46</text:p>
          </table:table-cell>
          <table:table-cell office:value-type="float" office:value="41" table:style-name="ce22">
            <text:p>41</text:p>
          </table:table-cell>
          <table:table-cell office:value-type="float" office:value="7867" table:style-name="ce22">
            <text:p>7,867</text:p>
          </table:table-cell>
          <table:table-cell office:value-type="float" office:value="58" table:style-name="ce22">
            <text:p>58</text:p>
          </table:table-cell>
          <table:table-cell office:value-type="float" office:value="131914" table:style-name="ce22">
            <text:p>131,914</text:p>
          </table:table-cell>
          <table:table-cell office:value-type="float" office:value="80" table:style-name="ce22">
            <text:p>80</text:p>
          </table:table-cell>
          <table:table-cell office:value-type="float" office:value="0.23" table:style-name="ce23">
            <text:p>0.23</text:p>
          </table:table-cell>
          <table:table-cell office:value-type="float" office:value="0.23" table:style-name="ce23">
            <text:p>0.23</text:p>
          </table:table-cell>
          <table:table-cell office:value-type="float" office:value="368.93" table:style-name="ce23">
            <text:p>368.93</text:p>
          </table:table-cell>
          <table:table-cell office:value-type="float" office:value="2" table:style-name="ce22">
            <text:p>2</text:p>
          </table:table-cell>
          <table:table-cell office:value-type="float" office:value="1061" table:style-name="ce22">
            <text:p>1,06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兆豐國際商業銀行</text:p>
          </table:table-cell>
          <table:table-cell office:value-type="float" office:value="603243" table:style-name="ce22">
            <text:p>603,243</text:p>
          </table:table-cell>
          <table:table-cell office:value-type="float" office:value="400014" table:style-name="ce22">
            <text:p>400,014</text:p>
          </table:table-cell>
          <table:table-cell office:value-type="float" office:value="6236" table:style-name="ce22">
            <text:p>6,236</text:p>
          </table:table-cell>
          <table:table-cell office:value-type="float" office:value="4725" table:style-name="ce22">
            <text:p>4,725</text:p>
          </table:table-cell>
          <table:table-cell office:value-type="float" office:value="1121940" table:style-name="ce22">
            <text:p>1,121,940</text:p>
          </table:table-cell>
          <table:table-cell office:value-type="float" office:value="758781" table:style-name="ce22">
            <text:p>758,781</text:p>
          </table:table-cell>
          <table:table-cell office:value-type="float" office:value="2535877" table:style-name="ce22">
            <text:p>2,535,877</text:p>
          </table:table-cell>
          <table:table-cell office:value-type="float" office:value="4582" table:style-name="ce22">
            <text:p>4,582</text:p>
          </table:table-cell>
          <table:table-cell office:value-type="float" office:value="0.16" table:style-name="ce23">
            <text:p>0.16</text:p>
          </table:table-cell>
          <table:table-cell office:value-type="float" office:value="0.06" table:style-name="ce23">
            <text:p>0.06</text:p>
          </table:table-cell>
          <table:table-cell office:value-type="float" office:value="577.36" table:style-name="ce23">
            <text:p>577.36</text:p>
          </table:table-cell>
          <table:table-cell office:value-type="float" office:value="5428" table:style-name="ce22">
            <text:p>5,428</text:p>
          </table:table-cell>
          <table:table-cell office:value-type="float" office:value="17817" table:style-name="ce22">
            <text:p>17,81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花旗(台灣)商業銀行</text:p>
          </table:table-cell>
          <table:table-cell office:value-type="float" office:value="2899836" table:style-name="ce22">
            <text:p>2,899,836</text:p>
          </table:table-cell>
          <table:table-cell office:value-type="float" office:value="2444341" table:style-name="ce22">
            <text:p>2,444,341</text:p>
          </table:table-cell>
          <table:table-cell office:value-type="float" office:value="26572" table:style-name="ce22">
            <text:p>26,572</text:p>
          </table:table-cell>
          <table:table-cell office:value-type="float" office:value="28397" table:style-name="ce22">
            <text:p>28,397</text:p>
          </table:table-cell>
          <table:table-cell office:value-type="float" office:value="15701232" table:style-name="ce22">
            <text:p>15,701,232</text:p>
          </table:table-cell>
          <table:table-cell office:value-type="float" office:value="9525281" table:style-name="ce22">
            <text:p>9,525,281</text:p>
          </table:table-cell>
          <table:table-cell office:value-type="float" office:value="19971559" table:style-name="ce22">
            <text:p>19,971,559</text:p>
          </table:table-cell>
          <table:table-cell office:value-type="float" office:value="189227" table:style-name="ce22">
            <text:p>189,227</text:p>
          </table:table-cell>
          <table:table-cell office:value-type="float" office:value="0.64" table:style-name="ce23">
            <text:p>0.64</text:p>
          </table:table-cell>
          <table:table-cell office:value-type="float" office:value="0.23" table:style-name="ce23">
            <text:p>0.23</text:p>
          </table:table-cell>
          <table:table-cell office:value-type="float" office:value="480.15" table:style-name="ce23">
            <text:p>480.15</text:p>
          </table:table-cell>
          <table:table-cell office:value-type="float" office:value="0" table:style-name="ce22">
            <text:p>0</text:p>
          </table:table-cell>
          <table:table-cell office:value-type="float" office:value="307581" table:style-name="ce22">
            <text:p>307,58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澳盛(台灣)商業銀行</text:p>
          </table:table-cell>
          <table:table-cell office:value-type="float" office:value="539698" table:style-name="ce22">
            <text:p>539,698</text:p>
          </table:table-cell>
          <table:table-cell office:value-type="float" office:value="324315" table:style-name="ce22">
            <text:p>324,315</text:p>
          </table:table-cell>
          <table:table-cell office:value-type="float" office:value="5804" table:style-name="ce22">
            <text:p>5,804</text:p>
          </table:table-cell>
          <table:table-cell office:value-type="float" office:value="4295" table:style-name="ce22">
            <text:p>4,295</text:p>
          </table:table-cell>
          <table:table-cell office:value-type="float" office:value="2856424" table:style-name="ce22">
            <text:p>2,856,424</text:p>
          </table:table-cell>
          <table:table-cell office:value-type="float" office:value="1533591" table:style-name="ce22">
            <text:p>1,533,591</text:p>
          </table:table-cell>
          <table:table-cell office:value-type="float" office:value="2926781" table:style-name="ce22">
            <text:p>2,926,781</text:p>
          </table:table-cell>
          <table:table-cell office:value-type="float" office:value="23852" table:style-name="ce22">
            <text:p>23,852</text:p>
          </table:table-cell>
          <table:table-cell office:value-type="float" office:value="0.41" table:style-name="ce23">
            <text:p>0.41</text:p>
          </table:table-cell>
          <table:table-cell office:value-type="float" office:value="0" table:style-name="ce23">
            <text:p>0.00</text:p>
          </table:table-cell>
          <table:table-cell office:value-type="float" office:value="265.70999999999998" table:style-name="ce23">
            <text:p>265.71</text:p>
          </table:table-cell>
          <table:table-cell office:value-type="float" office:value="11440" table:style-name="ce22">
            <text:p>11,440</text:p>
          </table:table-cell>
          <table:table-cell office:value-type="float" office:value="65922" table:style-name="ce22">
            <text:p>65,92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中小企業銀行</text:p>
          </table:table-cell>
          <table:table-cell office:value-type="float" office:value="325434" table:style-name="ce22">
            <text:p>325,434</text:p>
          </table:table-cell>
          <table:table-cell office:value-type="float" office:value="122659" table:style-name="ce22">
            <text:p>122,659</text:p>
          </table:table-cell>
          <table:table-cell office:value-type="float" office:value="4048" table:style-name="ce22">
            <text:p>4,048</text:p>
          </table:table-cell>
          <table:table-cell office:value-type="float" office:value="2066" table:style-name="ce22">
            <text:p>2,066</text:p>
          </table:table-cell>
          <table:table-cell office:value-type="float" office:value="430396" table:style-name="ce22">
            <text:p>430,396</text:p>
          </table:table-cell>
          <table:table-cell office:value-type="float" office:value="65711" table:style-name="ce22">
            <text:p>65,711</text:p>
          </table:table-cell>
          <table:table-cell office:value-type="float" office:value="888151" table:style-name="ce22">
            <text:p>888,151</text:p>
          </table:table-cell>
          <table:table-cell office:value-type="float" office:value="3172" table:style-name="ce22">
            <text:p>3,172</text:p>
          </table:table-cell>
          <table:table-cell office:value-type="float" office:value="0.13" table:style-name="ce23">
            <text:p>0.13</text:p>
          </table:table-cell>
          <table:table-cell office:value-type="float" office:value="0.03" table:style-name="ce23">
            <text:p>0.03</text:p>
          </table:table-cell>
          <table:table-cell office:value-type="float" office:value="141.63999999999999" table:style-name="ce23">
            <text:p>141.64</text:p>
          </table:table-cell>
          <table:table-cell office:value-type="float" office:value="1704" table:style-name="ce22">
            <text:p>1,704</text:p>
          </table:table-cell>
          <table:table-cell office:value-type="float" office:value="11741" table:style-name="ce22">
            <text:p>11,74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渣打國際商業銀行</text:p>
          </table:table-cell>
          <table:table-cell office:value-type="float" office:value="334511" table:style-name="ce22">
            <text:p>334,511</text:p>
          </table:table-cell>
          <table:table-cell office:value-type="float" office:value="203018" table:style-name="ce22">
            <text:p>203,018</text:p>
          </table:table-cell>
          <table:table-cell office:value-type="float" office:value="1386" table:style-name="ce22">
            <text:p>1,386</text:p>
          </table:table-cell>
          <table:table-cell office:value-type="float" office:value="4693" table:style-name="ce22">
            <text:p>4,693</text:p>
          </table:table-cell>
          <table:table-cell office:value-type="float" office:value="1743806" table:style-name="ce22">
            <text:p>1,743,806</text:p>
          </table:table-cell>
          <table:table-cell office:value-type="float" office:value="428951" table:style-name="ce22">
            <text:p>428,951</text:p>
          </table:table-cell>
          <table:table-cell office:value-type="float" office:value="1225933" table:style-name="ce22">
            <text:p>1,225,933</text:p>
          </table:table-cell>
          <table:table-cell office:value-type="float" office:value="10975" table:style-name="ce22">
            <text:p>10,975</text:p>
          </table:table-cell>
          <table:table-cell office:value-type="float" office:value="0.36" table:style-name="ce23">
            <text:p>0.36</text:p>
          </table:table-cell>
          <table:table-cell office:value-type="float" office:value="0" table:style-name="ce23">
            <text:p>0.00</text:p>
          </table:table-cell>
          <table:table-cell office:value-type="float" office:value="569.84" table:style-name="ce23">
            <text:p>569.84</text:p>
          </table:table-cell>
          <table:table-cell office:value-type="float" office:value="10625" table:style-name="ce22">
            <text:p>10,625</text:p>
          </table:table-cell>
          <table:table-cell office:value-type="float" office:value="48068" table:style-name="ce22">
            <text:p>48,06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中商業銀行</text:p>
          </table:table-cell>
          <table:table-cell office:value-type="float" office:value="206417" table:style-name="ce22">
            <text:p>206,417</text:p>
          </table:table-cell>
          <table:table-cell office:value-type="float" office:value="80039" table:style-name="ce22">
            <text:p>80,039</text:p>
          </table:table-cell>
          <table:table-cell office:value-type="float" office:value="1670" table:style-name="ce22">
            <text:p>1,670</text:p>
          </table:table-cell>
          <table:table-cell office:value-type="float" office:value="1118" table:style-name="ce22">
            <text:p>1,118</text:p>
          </table:table-cell>
          <table:table-cell office:value-type="float" office:value="274826" table:style-name="ce22">
            <text:p>274,826</text:p>
          </table:table-cell>
          <table:table-cell office:value-type="float" office:value="40891" table:style-name="ce22">
            <text:p>40,891</text:p>
          </table:table-cell>
          <table:table-cell office:value-type="float" office:value="521473" table:style-name="ce22">
            <text:p>521,473</text:p>
          </table:table-cell>
          <table:table-cell office:value-type="float" office:value="341" table:style-name="ce22">
            <text:p>341</text:p>
          </table:table-cell>
          <table:table-cell office:value-type="float" office:value="1.79" table:style-name="ce23">
            <text:p>1.79</text:p>
          </table:table-cell>
          <table:table-cell office:value-type="float" office:value="0.5" table:style-name="ce23">
            <text:p>0.50</text:p>
          </table:table-cell>
          <table:table-cell office:value-type="float" office:value="288.32" table:style-name="ce23">
            <text:p>288.32</text:p>
          </table:table-cell>
          <table:table-cell office:value-type="float" office:value="11366" table:style-name="ce22">
            <text:p>11,366</text:p>
          </table:table-cell>
          <table:table-cell office:value-type="float" office:value="11366" table:style-name="ce22">
            <text:p>11,36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滙豐(台灣)商業銀行</text:p>
          </table:table-cell>
          <table:table-cell office:value-type="float" office:value="583459" table:style-name="ce22">
            <text:p>583,459</text:p>
          </table:table-cell>
          <table:table-cell office:value-type="float" office:value="398769" table:style-name="ce22">
            <text:p>398,769</text:p>
          </table:table-cell>
          <table:table-cell office:value-type="float" office:value="7645" table:style-name="ce22">
            <text:p>7,645</text:p>
          </table:table-cell>
          <table:table-cell office:value-type="float" office:value="7304" table:style-name="ce22">
            <text:p>7,304</text:p>
          </table:table-cell>
          <table:table-cell office:value-type="float" office:value="2475428" table:style-name="ce22">
            <text:p>2,475,428</text:p>
          </table:table-cell>
          <table:table-cell office:value-type="float" office:value="1506580" table:style-name="ce22">
            <text:p>1,506,580</text:p>
          </table:table-cell>
          <table:table-cell office:value-type="float" office:value="4358600" table:style-name="ce22">
            <text:p>4,358,600</text:p>
          </table:table-cell>
          <table:table-cell office:value-type="float" office:value="45921" table:style-name="ce22">
            <text:p>45,921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" table:style-name="ce23">
            <text:p>0.00</text:p>
          </table:table-cell>
          <table:table-cell office:value-type="float" office:value="2511.52" table:style-name="ce23">
            <text:p>2,511.52</text:p>
          </table:table-cell>
          <table:table-cell office:value-type="float" office:value="9535" table:style-name="ce22">
            <text:p>9,535</text:p>
          </table:table-cell>
          <table:table-cell office:value-type="float" office:value="41978" table:style-name="ce22">
            <text:p>41,97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泰商業銀行</text:p>
          </table:table-cell>
          <table:table-cell office:value-type="float" office:value="10332" table:style-name="ce22">
            <text:p>10,332</text:p>
          </table:table-cell>
          <table:table-cell office:value-type="float" office:value="6021" table:style-name="ce22">
            <text:p>6,021</text:p>
          </table:table-cell>
          <table:table-cell office:value-type="float" office:value="76" table:style-name="ce22">
            <text:p>76</text:p>
          </table:table-cell>
          <table:table-cell office:value-type="float" office:value="22" table:style-name="ce22">
            <text:p>22</text:p>
          </table:table-cell>
          <table:table-cell office:value-type="float" office:value="16817" table:style-name="ce22">
            <text:p>16,817</text:p>
          </table:table-cell>
          <table:table-cell office:value-type="float" office:value="2366" table:style-name="ce22">
            <text:p>2,366</text:p>
          </table:table-cell>
          <table:table-cell office:value-type="float" office:value="56575" table:style-name="ce22">
            <text:p>56,575</text:p>
          </table:table-cell>
          <table:table-cell office:value-type="float" office:value="0" table:style-name="ce22">
            <text:p>0</text:p>
          </table:table-cell>
          <table:table-cell office:value-type="float" office:value="1.63" table:style-name="ce23">
            <text:p>1.63</text:p>
          </table:table-cell>
          <table:table-cell office:value-type="float" office:value="0.86" table:style-name="ce23">
            <text:p>0.86</text:p>
          </table:table-cell>
          <table:table-cell office:value-type="float" office:value="221.66" table:style-name="ce23">
            <text:p>221.66</text:p>
          </table:table-cell>
          <table:table-cell office:value-type="float" office:value="0" table:style-name="ce22">
            <text:p>0</text:p>
          </table:table-cell>
          <table:table-cell office:value-type="float" office:value="575" table:style-name="ce22">
            <text:p>57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新光商業銀行</text:p>
          </table:table-cell>
          <table:table-cell office:value-type="float" office:value="921862" table:style-name="ce22">
            <text:p>921,862</text:p>
          </table:table-cell>
          <table:table-cell office:value-type="float" office:value="490738" table:style-name="ce22">
            <text:p>490,738</text:p>
          </table:table-cell>
          <table:table-cell office:value-type="float" office:value="11113" table:style-name="ce22">
            <text:p>11,113</text:p>
          </table:table-cell>
          <table:table-cell office:value-type="float" office:value="7589" table:style-name="ce22">
            <text:p>7,589</text:p>
          </table:table-cell>
          <table:table-cell office:value-type="float" office:value="1952009" table:style-name="ce22">
            <text:p>1,952,009</text:p>
          </table:table-cell>
          <table:table-cell office:value-type="float" office:value="1311087" table:style-name="ce22">
            <text:p>1,311,087</text:p>
          </table:table-cell>
          <table:table-cell office:value-type="float" office:value="4603701" table:style-name="ce22">
            <text:p>4,603,701</text:p>
          </table:table-cell>
          <table:table-cell office:value-type="float" office:value="10417" table:style-name="ce22">
            <text:p>10,417</text:p>
          </table:table-cell>
          <table:table-cell office:value-type="float" office:value="0.27" table:style-name="ce23">
            <text:p>0.27</text:p>
          </table:table-cell>
          <table:table-cell office:value-type="float" office:value="0.02" table:style-name="ce23">
            <text:p>0.02</text:p>
          </table:table-cell>
          <table:table-cell office:value-type="float" office:value="228.85" table:style-name="ce23">
            <text:p>228.85</text:p>
          </table:table-cell>
          <table:table-cell office:value-type="float" office:value="6188" table:style-name="ce22">
            <text:p>6,188</text:p>
          </table:table-cell>
          <table:table-cell office:value-type="float" office:value="31017" table:style-name="ce22">
            <text:p>31,01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陽信商業銀行</text:p>
          </table:table-cell>
          <table:table-cell office:value-type="float" office:value="92737" table:style-name="ce22">
            <text:p>92,737</text:p>
          </table:table-cell>
          <table:table-cell office:value-type="float" office:value="50980" table:style-name="ce22">
            <text:p>50,980</text:p>
          </table:table-cell>
          <table:table-cell office:value-type="float" office:value="1720" table:style-name="ce22">
            <text:p>1,720</text:p>
          </table:table-cell>
          <table:table-cell office:value-type="float" office:value="1118" table:style-name="ce22">
            <text:p>1,118</text:p>
          </table:table-cell>
          <table:table-cell office:value-type="float" office:value="227790" table:style-name="ce22">
            <text:p>227,790</text:p>
          </table:table-cell>
          <table:table-cell office:value-type="float" office:value="60272" table:style-name="ce22">
            <text:p>60,272</text:p>
          </table:table-cell>
          <table:table-cell office:value-type="float" office:value="298150" table:style-name="ce22">
            <text:p>298,150</text:p>
          </table:table-cell>
          <table:table-cell office:value-type="float" office:value="226" table:style-name="ce22">
            <text:p>226</text:p>
          </table:table-cell>
          <table:table-cell office:value-type="float" office:value="0.48" table:style-name="ce23">
            <text:p>0.48</text:p>
          </table:table-cell>
          <table:table-cell office:value-type="float" office:value="0.01" table:style-name="ce23">
            <text:p>0.01</text:p>
          </table:table-cell>
          <table:table-cell office:value-type="float" office:value="776.28" table:style-name="ce23">
            <text:p>776.28</text:p>
          </table:table-cell>
          <table:table-cell office:value-type="float" office:value="0" table:style-name="ce22">
            <text:p>0</text:p>
          </table:table-cell>
          <table:table-cell office:value-type="float" office:value="7600" table:style-name="ce22">
            <text:p>7,6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三信商業銀行</text:p>
          </table:table-cell>
          <table:table-cell office:value-type="float" office:value="16620" table:style-name="ce22">
            <text:p>16,620</text:p>
          </table:table-cell>
          <table:table-cell office:value-type="float" office:value="11105" table:style-name="ce22">
            <text:p>11,105</text:p>
          </table:table-cell>
          <table:table-cell office:value-type="float" office:value="119" table:style-name="ce22">
            <text:p>119</text:p>
          </table:table-cell>
          <table:table-cell office:value-type="float" office:value="130" table:style-name="ce22">
            <text:p>130</text:p>
          </table:table-cell>
          <table:table-cell office:value-type="float" office:value="28957" table:style-name="ce22">
            <text:p>28,957</text:p>
          </table:table-cell>
          <table:table-cell office:value-type="float" office:value="15015" table:style-name="ce22">
            <text:p>15,015</text:p>
          </table:table-cell>
          <table:table-cell office:value-type="float" office:value="120785" table:style-name="ce22">
            <text:p>120,785</text:p>
          </table:table-cell>
          <table:table-cell office:value-type="float" office:value="41" table:style-name="ce22">
            <text:p>41</text:p>
          </table:table-cell>
          <table:table-cell office:value-type="float" office:value="0.45" table:style-name="ce23">
            <text:p>0.45</text:p>
          </table:table-cell>
          <table:table-cell office:value-type="float" office:value="0" table:style-name="ce23">
            <text:p>0.00</text:p>
          </table:table-cell>
          <table:table-cell office:value-type="float" office:value="5936.78" table:style-name="ce23">
            <text:p>5,936.78</text:p>
          </table:table-cell>
          <table:table-cell office:value-type="float" office:value="418" table:style-name="ce22">
            <text:p>418</text:p>
          </table:table-cell>
          <table:table-cell office:value-type="float" office:value="1413" table:style-name="ce22">
            <text:p>1,41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聯邦商業銀行</text:p>
          </table:table-cell>
          <table:table-cell office:value-type="float" office:value="2011831" table:style-name="ce22">
            <text:p>2,011,831</text:p>
          </table:table-cell>
          <table:table-cell office:value-type="float" office:value="1119448" table:style-name="ce22">
            <text:p>1,119,448</text:p>
          </table:table-cell>
          <table:table-cell office:value-type="float" office:value="25485" table:style-name="ce22">
            <text:p>25,485</text:p>
          </table:table-cell>
          <table:table-cell office:value-type="float" office:value="26217" table:style-name="ce22">
            <text:p>26,217</text:p>
          </table:table-cell>
          <table:table-cell office:value-type="float" office:value="4971081" table:style-name="ce22">
            <text:p>4,971,081</text:p>
          </table:table-cell>
          <table:table-cell office:value-type="float" office:value="2698663" table:style-name="ce22">
            <text:p>2,698,663</text:p>
          </table:table-cell>
          <table:table-cell office:value-type="float" office:value="7533869" table:style-name="ce22">
            <text:p>7,533,869</text:p>
          </table:table-cell>
          <table:table-cell office:value-type="float" office:value="64833" table:style-name="ce22">
            <text:p>64,833</text:p>
          </table:table-cell>
          <table:table-cell office:value-type="float" office:value="0.27" table:style-name="ce23">
            <text:p>0.27</text:p>
          </table:table-cell>
          <table:table-cell office:value-type="float" office:value="0" table:style-name="ce23">
            <text:p>0.00</text:p>
          </table:table-cell>
          <table:table-cell office:value-type="float" office:value="123.84" table:style-name="ce23">
            <text:p>123.84</text:p>
          </table:table-cell>
          <table:table-cell office:value-type="float" office:value="14327" table:style-name="ce22">
            <text:p>14,327</text:p>
          </table:table-cell>
          <table:table-cell office:value-type="float" office:value="75242" table:style-name="ce22">
            <text:p>75,24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遠東國際商業銀行</text:p>
          </table:table-cell>
          <table:table-cell office:value-type="float" office:value="1435232" table:style-name="ce22">
            <text:p>1,435,232</text:p>
          </table:table-cell>
          <table:table-cell office:value-type="float" office:value="964743" table:style-name="ce22">
            <text:p>964,743</text:p>
          </table:table-cell>
          <table:table-cell office:value-type="float" office:value="13531" table:style-name="ce22">
            <text:p>13,531</text:p>
          </table:table-cell>
          <table:table-cell office:value-type="float" office:value="6976" table:style-name="ce22">
            <text:p>6,976</text:p>
          </table:table-cell>
          <table:table-cell office:value-type="float" office:value="4575234" table:style-name="ce22">
            <text:p>4,575,234</text:p>
          </table:table-cell>
          <table:table-cell office:value-type="float" office:value="5233860" table:style-name="ce22">
            <text:p>5,233,860</text:p>
          </table:table-cell>
          <table:table-cell office:value-type="float" office:value="4233108" table:style-name="ce22">
            <text:p>4,233,108</text:p>
          </table:table-cell>
          <table:table-cell office:value-type="float" office:value="190394" table:style-name="ce22">
            <text:p>190,394</text:p>
          </table:table-cell>
          <table:table-cell office:value-type="float" office:value="0.34" table:style-name="ce23">
            <text:p>0.34</text:p>
          </table:table-cell>
          <table:table-cell office:value-type="float" office:value="0.08" table:style-name="ce23">
            <text:p>0.08</text:p>
          </table:table-cell>
          <table:table-cell office:value-type="float" office:value="100.55" table:style-name="ce23">
            <text:p>100.55</text:p>
          </table:table-cell>
          <table:table-cell office:value-type="float" office:value="16911" table:style-name="ce22">
            <text:p>16,911</text:p>
          </table:table-cell>
          <table:table-cell office:value-type="float" office:value="85571" table:style-name="ce22">
            <text:p>85,57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元大商業銀行</text:p>
          </table:table-cell>
          <table:table-cell office:value-type="float" office:value="629225" table:style-name="ce22">
            <text:p>629,225</text:p>
          </table:table-cell>
          <table:table-cell office:value-type="float" office:value="417933" table:style-name="ce22">
            <text:p>417,933</text:p>
          </table:table-cell>
          <table:table-cell office:value-type="float" office:value="13136" table:style-name="ce22">
            <text:p>13,136</text:p>
          </table:table-cell>
          <table:table-cell office:value-type="float" office:value="6055" table:style-name="ce22">
            <text:p>6,055</text:p>
          </table:table-cell>
          <table:table-cell office:value-type="float" office:value="467746" table:style-name="ce22">
            <text:p>467,746</text:p>
          </table:table-cell>
          <table:table-cell office:value-type="float" office:value="469821" table:style-name="ce22">
            <text:p>469,821</text:p>
          </table:table-cell>
          <table:table-cell office:value-type="float" office:value="4553836" table:style-name="ce22">
            <text:p>4,553,836</text:p>
          </table:table-cell>
          <table:table-cell office:value-type="float" office:value="708" table:style-name="ce22">
            <text:p>708</text:p>
          </table:table-cell>
          <table:table-cell office:value-type="float" office:value="0.1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1246.49" table:style-name="ce23">
            <text:p>1,246.49</text:p>
          </table:table-cell>
          <table:table-cell office:value-type="float" office:value="1860" table:style-name="ce22">
            <text:p>1,860</text:p>
          </table:table-cell>
          <table:table-cell office:value-type="float" office:value="8899" table:style-name="ce22">
            <text:p>8,89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永豐商業銀行</text:p>
          </table:table-cell>
          <table:table-cell office:value-type="float" office:value="1861575" table:style-name="ce22">
            <text:p>1,861,575</text:p>
          </table:table-cell>
          <table:table-cell office:value-type="float" office:value="1041407" table:style-name="ce22">
            <text:p>1,041,407</text:p>
          </table:table-cell>
          <table:table-cell office:value-type="float" office:value="24078" table:style-name="ce22">
            <text:p>24,078</text:p>
          </table:table-cell>
          <table:table-cell office:value-type="float" office:value="13438" table:style-name="ce22">
            <text:p>13,438</text:p>
          </table:table-cell>
          <table:table-cell office:value-type="float" office:value="4676046" table:style-name="ce22">
            <text:p>4,676,046</text:p>
          </table:table-cell>
          <table:table-cell office:value-type="float" office:value="3343695" table:style-name="ce22">
            <text:p>3,343,695</text:p>
          </table:table-cell>
          <table:table-cell office:value-type="float" office:value="6477637" table:style-name="ce22">
            <text:p>6,477,637</text:p>
          </table:table-cell>
          <table:table-cell office:value-type="float" office:value="101179" table:style-name="ce22">
            <text:p>101,179</text:p>
          </table:table-cell>
          <table:table-cell office:value-type="float" office:value="0.38" table:style-name="ce23">
            <text:p>0.38</text:p>
          </table:table-cell>
          <table:table-cell office:value-type="float" office:value="0" table:style-name="ce23">
            <text:p>0.00</text:p>
          </table:table-cell>
          <table:table-cell office:value-type="float" office:value="571.39" table:style-name="ce23">
            <text:p>571.39</text:p>
          </table:table-cell>
          <table:table-cell office:value-type="float" office:value="13344" table:style-name="ce22">
            <text:p>13,344</text:p>
          </table:table-cell>
          <table:table-cell office:value-type="float" office:value="77832" table:style-name="ce22">
            <text:p>77,83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玉山商業銀行</text:p>
          </table:table-cell>
          <table:table-cell office:value-type="float" office:value="4425203" table:style-name="ce22">
            <text:p>4,425,203</text:p>
          </table:table-cell>
          <table:table-cell office:value-type="float" office:value="3076926" table:style-name="ce22">
            <text:p>3,076,926</text:p>
          </table:table-cell>
          <table:table-cell office:value-type="float" office:value="60807" table:style-name="ce22">
            <text:p>60,807</text:p>
          </table:table-cell>
          <table:table-cell office:value-type="float" office:value="23288" table:style-name="ce22">
            <text:p>23,288</text:p>
          </table:table-cell>
          <table:table-cell office:value-type="float" office:value="11242047" table:style-name="ce22">
            <text:p>11,242,047</text:p>
          </table:table-cell>
          <table:table-cell office:value-type="float" office:value="11035687" table:style-name="ce22">
            <text:p>11,035,687</text:p>
          </table:table-cell>
          <table:table-cell office:value-type="float" office:value="26460392" table:style-name="ce22">
            <text:p>26,460,392</text:p>
          </table:table-cell>
          <table:table-cell office:value-type="float" office:value="212939" table:style-name="ce22">
            <text:p>212,939</text:p>
          </table:table-cell>
          <table:table-cell office:value-type="float" office:value="0.26" table:style-name="ce23">
            <text:p>0.26</text:p>
          </table:table-cell>
          <table:table-cell office:value-type="float" office:value="0.02" table:style-name="ce23">
            <text:p>0.02</text:p>
          </table:table-cell>
          <table:table-cell office:value-type="float" office:value="869.32" table:style-name="ce23">
            <text:p>869.32</text:p>
          </table:table-cell>
          <table:table-cell office:value-type="float" office:value="41322" table:style-name="ce22">
            <text:p>41,322</text:p>
          </table:table-cell>
          <table:table-cell office:value-type="float" office:value="215589" table:style-name="ce22">
            <text:p>215,58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凱基商業銀行</text:p>
          </table:table-cell>
          <table:table-cell office:value-type="float" office:value="468743" table:style-name="ce22">
            <text:p>468,743</text:p>
          </table:table-cell>
          <table:table-cell office:value-type="float" office:value="193215" table:style-name="ce22">
            <text:p>193,215</text:p>
          </table:table-cell>
          <table:table-cell office:value-type="float" office:value="10301" table:style-name="ce22">
            <text:p>10,301</text:p>
          </table:table-cell>
          <table:table-cell office:value-type="float" office:value="24586" table:style-name="ce22">
            <text:p>24,586</text:p>
          </table:table-cell>
          <table:table-cell office:value-type="float" office:value="1066283" table:style-name="ce22">
            <text:p>1,066,283</text:p>
          </table:table-cell>
          <table:table-cell office:value-type="float" office:value="357768" table:style-name="ce22">
            <text:p>357,768</text:p>
          </table:table-cell>
          <table:table-cell office:value-type="float" office:value="986046" table:style-name="ce22">
            <text:p>986,046</text:p>
          </table:table-cell>
          <table:table-cell office:value-type="float" office:value="8258" table:style-name="ce22">
            <text:p>8,258</text:p>
          </table:table-cell>
          <table:table-cell office:value-type="float" office:value="0.76" table:style-name="ce23">
            <text:p>0.76</text:p>
          </table:table-cell>
          <table:table-cell office:value-type="float" office:value="0.47" table:style-name="ce23">
            <text:p>0.47</text:p>
          </table:table-cell>
          <table:table-cell office:value-type="float" office:value="138.72999999999999" table:style-name="ce23">
            <text:p>138.73</text:p>
          </table:table-cell>
          <table:table-cell office:value-type="float" office:value="5584" table:style-name="ce22">
            <text:p>5,584</text:p>
          </table:table-cell>
          <table:table-cell office:value-type="float" office:value="30056" table:style-name="ce22">
            <text:p>30,05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星展(台灣)商業銀行</text:p>
          </table:table-cell>
          <table:table-cell office:value-type="float" office:value="12419" table:style-name="ce22">
            <text:p>12,419</text:p>
          </table:table-cell>
          <table:table-cell office:value-type="float" office:value="5505" table:style-name="ce22">
            <text:p>5,505</text:p>
          </table:table-cell>
          <table:table-cell office:value-type="float" office:value="62" table:style-name="ce22">
            <text:p>62</text:p>
          </table:table-cell>
          <table:table-cell office:value-type="float" office:value="162" table:style-name="ce22">
            <text:p>162</text:p>
          </table:table-cell>
          <table:table-cell office:value-type="float" office:value="20753" table:style-name="ce22">
            <text:p>20,753</text:p>
          </table:table-cell>
          <table:table-cell office:value-type="float" office:value="17" table:style-name="ce22">
            <text:p>17</text:p>
          </table:table-cell>
          <table:table-cell office:value-type="float" office:value="51591" table:style-name="ce22">
            <text:p>51,591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43151.82" table:style-name="ce23">
            <text:p>43,151.82</text:p>
          </table:table-cell>
          <table:table-cell office:value-type="float" office:value="0" table:style-name="ce22">
            <text:p>0</text:p>
          </table:table-cell>
          <table:table-cell office:value-type="float" office:value="863" table:style-name="ce22">
            <text:p>86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新國際商業銀行</text:p>
          </table:table-cell>
          <table:table-cell office:value-type="float" office:value="3974064" table:style-name="ce22">
            <text:p>3,974,064</text:p>
          </table:table-cell>
          <table:table-cell office:value-type="float" office:value="2762337" table:style-name="ce22">
            <text:p>2,762,337</text:p>
          </table:table-cell>
          <table:table-cell office:value-type="float" office:value="65692" table:style-name="ce22">
            <text:p>65,692</text:p>
          </table:table-cell>
          <table:table-cell office:value-type="float" office:value="13549" table:style-name="ce22">
            <text:p>13,549</text:p>
          </table:table-cell>
          <table:table-cell office:value-type="float" office:value="9929539" table:style-name="ce22">
            <text:p>9,929,539</text:p>
          </table:table-cell>
          <table:table-cell office:value-type="float" office:value="14223452" table:style-name="ce22">
            <text:p>14,223,452</text:p>
          </table:table-cell>
          <table:table-cell office:value-type="float" office:value="19587068" table:style-name="ce22">
            <text:p>19,587,068</text:p>
          </table:table-cell>
          <table:table-cell office:value-type="float" office:value="140843" table:style-name="ce22">
            <text:p>140,843</text:p>
          </table:table-cell>
          <table:table-cell office:value-type="float" office:value="0.23" table:style-name="ce23">
            <text:p>0.23</text:p>
          </table:table-cell>
          <table:table-cell office:value-type="float" office:value="0" table:style-name="ce23">
            <text:p>0.00</text:p>
          </table:table-cell>
          <table:table-cell office:value-type="float" office:value="629.67999999999995" table:style-name="ce23">
            <text:p>629.68</text:p>
          </table:table-cell>
          <table:table-cell office:value-type="float" office:value="24005" table:style-name="ce22">
            <text:p>24,005</text:p>
          </table:table-cell>
          <table:table-cell office:value-type="float" office:value="125776" table:style-name="ce22">
            <text:p>125,77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大眾商業銀行</text:p>
          </table:table-cell>
          <table:table-cell office:value-type="float" office:value="577684" table:style-name="ce22">
            <text:p>577,684</text:p>
          </table:table-cell>
          <table:table-cell office:value-type="float" office:value="323606" table:style-name="ce22">
            <text:p>323,606</text:p>
          </table:table-cell>
          <table:table-cell office:value-type="float" office:value="6837" table:style-name="ce22">
            <text:p>6,837</text:p>
          </table:table-cell>
          <table:table-cell office:value-type="float" office:value="6912" table:style-name="ce22">
            <text:p>6,912</text:p>
          </table:table-cell>
          <table:table-cell office:value-type="float" office:value="915492" table:style-name="ce22">
            <text:p>915,492</text:p>
          </table:table-cell>
          <table:table-cell office:value-type="float" office:value="3205994" table:style-name="ce22">
            <text:p>3,205,994</text:p>
          </table:table-cell>
          <table:table-cell office:value-type="float" office:value="1835550" table:style-name="ce22">
            <text:p>1,835,550</text:p>
          </table:table-cell>
          <table:table-cell office:value-type="float" office:value="52300" table:style-name="ce22">
            <text:p>52,300</text:p>
          </table:table-cell>
          <table:table-cell office:value-type="float" office:value="0.03" table:style-name="ce23">
            <text:p>0.03</text:p>
          </table:table-cell>
          <table:table-cell office:value-type="float" office:value="0" table:style-name="ce23">
            <text:p>0.00</text:p>
          </table:table-cell>
          <table:table-cell office:value-type="float" office:value="533.12" table:style-name="ce23">
            <text:p>533.12</text:p>
          </table:table-cell>
          <table:table-cell office:value-type="float" office:value="8253" table:style-name="ce22">
            <text:p>8,253</text:p>
          </table:table-cell>
          <table:table-cell office:value-type="float" office:value="47705" table:style-name="ce22">
            <text:p>47,70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日盛國際商業銀行</text:p>
          </table:table-cell>
          <table:table-cell office:value-type="float" office:value="172531" table:style-name="ce22">
            <text:p>172,531</text:p>
          </table:table-cell>
          <table:table-cell office:value-type="float" office:value="98997" table:style-name="ce22">
            <text:p>98,997</text:p>
          </table:table-cell>
          <table:table-cell office:value-type="float" office:value="520" table:style-name="ce22">
            <text:p>520</text:p>
          </table:table-cell>
          <table:table-cell office:value-type="float" office:value="801" table:style-name="ce22">
            <text:p>801</text:p>
          </table:table-cell>
          <table:table-cell office:value-type="float" office:value="414019" table:style-name="ce22">
            <text:p>414,019</text:p>
          </table:table-cell>
          <table:table-cell office:value-type="float" office:value="199871" table:style-name="ce22">
            <text:p>199,871</text:p>
          </table:table-cell>
          <table:table-cell office:value-type="float" office:value="409119" table:style-name="ce22">
            <text:p>409,119</text:p>
          </table:table-cell>
          <table:table-cell office:value-type="float" office:value="4127" table:style-name="ce22">
            <text:p>4,127</text:p>
          </table:table-cell>
          <table:table-cell office:value-type="float" office:value="0.35" table:style-name="ce23">
            <text:p>0.35</text:p>
          </table:table-cell>
          <table:table-cell office:value-type="float" office:value="0" table:style-name="ce23">
            <text:p>0.00</text:p>
          </table:table-cell>
          <table:table-cell office:value-type="float" office:value="172.32" table:style-name="ce23">
            <text:p>172.32</text:p>
          </table:table-cell>
          <table:table-cell office:value-type="float" office:value="1930" table:style-name="ce22">
            <text:p>1,930</text:p>
          </table:table-cell>
          <table:table-cell office:value-type="float" office:value="7163" table:style-name="ce22">
            <text:p>7,16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安泰商業銀行</text:p>
          </table:table-cell>
          <table:table-cell office:value-type="float" office:value="176838" table:style-name="ce22">
            <text:p>176,838</text:p>
          </table:table-cell>
          <table:table-cell office:value-type="float" office:value="68282" table:style-name="ce22">
            <text:p>68,282</text:p>
          </table:table-cell>
          <table:table-cell office:value-type="float" office:value="620" table:style-name="ce22">
            <text:p>620</text:p>
          </table:table-cell>
          <table:table-cell office:value-type="float" office:value="428" table:style-name="ce22">
            <text:p>428</text:p>
          </table:table-cell>
          <table:table-cell office:value-type="float" office:value="343483" table:style-name="ce22">
            <text:p>343,483</text:p>
          </table:table-cell>
          <table:table-cell office:value-type="float" office:value="1264609" table:style-name="ce22">
            <text:p>1,264,609</text:p>
          </table:table-cell>
          <table:table-cell office:value-type="float" office:value="446494" table:style-name="ce22">
            <text:p>446,494</text:p>
          </table:table-cell>
          <table:table-cell office:value-type="float" office:value="667" table:style-name="ce22">
            <text:p>667</text:p>
          </table:table-cell>
          <table:table-cell office:value-type="float" office:value="0.27" table:style-name="ce23">
            <text:p>0.27</text:p>
          </table:table-cell>
          <table:table-cell office:value-type="float" office:value="0.03" table:style-name="ce23">
            <text:p>0.03</text:p>
          </table:table-cell>
          <table:table-cell office:value-type="float" office:value="285.08" table:style-name="ce23">
            <text:p>285.08</text:p>
          </table:table-cell>
          <table:table-cell office:value-type="float" office:value="0" table:style-name="ce22">
            <text:p>0</text:p>
          </table:table-cell>
          <table:table-cell office:value-type="float" office:value="7100" table:style-name="ce22">
            <text:p>7,1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中國信託商業銀行</text:p>
          </table:table-cell>
          <table:table-cell office:value-type="float" office:value="6133357" table:style-name="ce22">
            <text:p>6,133,357</text:p>
          </table:table-cell>
          <table:table-cell office:value-type="float" office:value="3929785" table:style-name="ce22">
            <text:p>3,929,785</text:p>
          </table:table-cell>
          <table:table-cell office:value-type="float" office:value="90891" table:style-name="ce22">
            <text:p>90,891</text:p>
          </table:table-cell>
          <table:table-cell office:value-type="float" office:value="46544" table:style-name="ce22">
            <text:p>46,544</text:p>
          </table:table-cell>
          <table:table-cell office:value-type="float" office:value="15051373" table:style-name="ce22">
            <text:p>15,051,373</text:p>
          </table:table-cell>
          <table:table-cell office:value-type="float" office:value="12147516" table:style-name="ce22">
            <text:p>12,147,516</text:p>
          </table:table-cell>
          <table:table-cell office:value-type="float" office:value="28367625" table:style-name="ce22">
            <text:p>28,367,625</text:p>
          </table:table-cell>
          <table:table-cell office:value-type="float" office:value="695374" table:style-name="ce22">
            <text:p>695,374</text:p>
          </table:table-cell>
          <table:table-cell office:value-type="float" office:value="0.14000000000000001" table:style-name="ce23">
            <text:p>0.14</text:p>
          </table:table-cell>
          <table:table-cell office:value-type="float" office:value="0" table:style-name="ce23">
            <text:p>0.00</text:p>
          </table:table-cell>
          <table:table-cell office:value-type="float" office:value="597.88" table:style-name="ce23">
            <text:p>597.88</text:p>
          </table:table-cell>
          <table:table-cell office:value-type="float" office:value="65777" table:style-name="ce22">
            <text:p>65,777</text:p>
          </table:table-cell>
          <table:table-cell office:value-type="float" office:value="314176" table:style-name="ce22">
            <text:p>314,17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樂天信用卡股份有限公司</text:p>
          </table:table-cell>
          <table:table-cell office:value-type="float" office:value="283795" table:style-name="ce22">
            <text:p>283,795</text:p>
          </table:table-cell>
          <table:table-cell office:value-type="float" office:value="198999" table:style-name="ce22">
            <text:p>198,999</text:p>
          </table:table-cell>
          <table:table-cell office:value-type="float" office:value="15418" table:style-name="ce22">
            <text:p>15,418</text:p>
          </table:table-cell>
          <table:table-cell office:value-type="float" office:value="649" table:style-name="ce22">
            <text:p>649</text:p>
          </table:table-cell>
          <table:table-cell office:value-type="float" office:value="172965" table:style-name="ce22">
            <text:p>172,965</text:p>
          </table:table-cell>
          <table:table-cell office:value-type="float" office:value="316524" table:style-name="ce22">
            <text:p>316,524</text:p>
          </table:table-cell>
          <table:table-cell office:value-type="float" office:value="966375" table:style-name="ce22">
            <text:p>966,375</text:p>
          </table:table-cell>
          <table:table-cell office:value-type="float" office:value="2384" table:style-name="ce22">
            <text:p>2,384</text:p>
          </table:table-cell>
          <table:table-cell office:value-type="float" office:value="0.21" table:style-name="ce23">
            <text:p>0.21</text:p>
          </table:table-cell>
          <table:table-cell office:value-type="float" office:value="0.04" table:style-name="ce23">
            <text:p>0.04</text:p>
          </table:table-cell>
          <table:table-cell office:value-type="float" office:value="229.76" table:style-name="ce23">
            <text:p>229.76</text:p>
          </table:table-cell>
          <table:table-cell office:value-type="float" office:value="377" table:style-name="ce22">
            <text:p>377</text:p>
          </table:table-cell>
          <table:table-cell office:value-type="float" office:value="2104" table:style-name="ce22">
            <text:p>2,10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美國運通國際(股)公司</text:p>
          </table:table-cell>
          <table:table-cell office:value-type="float" office:value="170746" table:style-name="ce22">
            <text:p>170,746</text:p>
          </table:table-cell>
          <table:table-cell office:value-type="float" office:value="112616" table:style-name="ce22">
            <text:p>112,616</text:p>
          </table:table-cell>
          <table:table-cell office:value-type="float" office:value="2915" table:style-name="ce22">
            <text:p>2,915</text:p>
          </table:table-cell>
          <table:table-cell office:value-type="float" office:value="3196" table:style-name="ce22">
            <text:p>3,196</text:p>
          </table:table-cell>
          <table:table-cell office:value-type="float" office:value="350935" table:style-name="ce22">
            <text:p>350,935</text:p>
          </table:table-cell>
          <table:table-cell office:value-type="float" office:value="0" table:style-name="ce22">
            <text:p>0</text:p>
          </table:table-cell>
          <table:table-cell office:value-type="float" office:value="3966260" table:style-name="ce22">
            <text:p>3,966,260</text:p>
          </table:table-cell>
          <table:table-cell office:value-type="float" office:value="2182" table:style-name="ce22">
            <text:p>2,182</text:p>
          </table:table-cell>
          <table:table-cell office:value-type="float" office:value="0.5" table:style-name="ce23">
            <text:p>0.50</text:p>
          </table:table-cell>
          <table:table-cell office:value-type="float" office:value="0" table:style-name="ce23">
            <text:p>0.00</text:p>
          </table:table-cell>
          <table:table-cell office:value-type="float" office:value="186.86" table:style-name="ce23">
            <text:p>186.86</text:p>
          </table:table-cell>
          <table:table-cell office:value-type="float" office:value="1010" table:style-name="ce22">
            <text:p>1,010</text:p>
          </table:table-cell>
          <table:table-cell office:value-type="float" office:value="13044" table:style-name="ce22">
            <text:p>13,04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永旺信用卡(股)公司</text:p>
          </table:table-cell>
          <table:table-cell office:value-type="float" office:value="75394" table:style-name="ce22">
            <text:p>75,394</text:p>
          </table:table-cell>
          <table:table-cell office:value-type="float" office:value="35207" table:style-name="ce22">
            <text:p>35,207</text:p>
          </table:table-cell>
          <table:table-cell office:value-type="float" office:value="169" table:style-name="ce22">
            <text:p>169</text:p>
          </table:table-cell>
          <table:table-cell office:value-type="float" office:value="743" table:style-name="ce22">
            <text:p>743</text:p>
          </table:table-cell>
          <table:table-cell office:value-type="float" office:value="256156" table:style-name="ce22">
            <text:p>256,156</text:p>
          </table:table-cell>
          <table:table-cell office:value-type="float" office:value="34404" table:style-name="ce22">
            <text:p>34,404</text:p>
          </table:table-cell>
          <table:table-cell office:value-type="float" office:value="129705" table:style-name="ce22">
            <text:p>129,705</text:p>
          </table:table-cell>
          <table:table-cell office:value-type="float" office:value="2339" table:style-name="ce22">
            <text:p>2,339</text:p>
          </table:table-cell>
          <table:table-cell office:value-type="float" office:value="0.76" table:style-name="ce23">
            <text:p>0.76</text:p>
          </table:table-cell>
          <table:table-cell office:value-type="float" office:value="0.28999999999999998" table:style-name="ce23">
            <text:p>0.29</text:p>
          </table:table-cell>
          <table:table-cell office:value-type="float" office:value="2177.64" table:style-name="ce23">
            <text:p>2,177.64</text:p>
          </table:table-cell>
          <table:table-cell office:value-type="float" office:value="2057" table:style-name="ce22">
            <text:p>2,057</text:p>
          </table:table-cell>
          <table:table-cell office:value-type="float" office:value="9905" table:style-name="ce22">
            <text:p>9,90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總計</text:p>
          </table:table-cell>
          <table:table-cell office:value-type="float" office:value="40969658" table:formula="msoxl:=SUM(B9:B44)" table:style-name="ce22">
            <text:p>40,969,658</text:p>
          </table:table-cell>
          <table:table-cell office:value-type="float" office:value="27114065" table:formula="msoxl:=SUM(C9:C44)" table:style-name="ce22">
            <text:p>27,114,065</text:p>
          </table:table-cell>
          <table:table-cell office:value-type="float" office:value="541513" table:formula="msoxl:=SUM(D9:D44)" table:style-name="ce22">
            <text:p>541,513</text:p>
          </table:table-cell>
          <table:table-cell office:value-type="float" office:value="319266" table:formula="msoxl:=SUM(E9:E44)" table:style-name="ce22">
            <text:p>319,266</text:p>
          </table:table-cell>
          <table:table-cell office:value-type="float" office:value="107100261" table:formula="msoxl:=SUM(F9:F44)" table:style-name="ce22">
            <text:p>107,100,261</text:p>
          </table:table-cell>
          <table:table-cell office:value-type="float" office:value="93559007" table:formula="msoxl:=SUM(G9:G44)" table:style-name="ce22">
            <text:p>93,559,007</text:p>
          </table:table-cell>
          <table:table-cell office:value-type="float" office:value="215988416" table:formula="msoxl:=SUM(H9:H44)" table:style-name="ce22">
            <text:p>215,988,416</text:p>
          </table:table-cell>
          <table:table-cell office:value-type="float" office:value="2063803" table:formula="msoxl:=SUM(I9:I44)" table:style-name="ce22">
            <text:p>2,063,803</text:p>
          </table:table-cell>
          <table:table-cell office:value-type="float" office:value="0.26447809609275819" table:style-name="ce23">
            <text:p>0.26</text:p>
          </table:table-cell>
          <table:table-cell office:value-type="float" office:value="0.04" table:style-name="ce23">
            <text:p>0.04</text:p>
          </table:table-cell>
          <table:table-cell office:value-type="float" office:value="563.54145678526254" table:style-name="ce23">
            <text:p>563.54</text:p>
          </table:table-cell>
          <table:table-cell office:value-type="float" office:value="332012" table:formula="msoxl:=SUM(M9:M44)" table:style-name="ce22">
            <text:p>332,012</text:p>
          </table:table-cell>
          <table:table-cell office:value-type="float" office:value="1956479" table:formula="msoxl:=SUM(N9:N44)" table:style-name="ce22">
            <text:p>1,956,479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433070866141732in" fo:margin-left="0.78740157480315in" fo:margin-right="0.196850393700787in" fo:margin-bottom="0in"/>
      </style:header-style>
      <style:footer-style>
        <style:header-footer-properties fo:min-height="0.43307086614173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6-22T09:21:36Z</meta:creation-date>
    <dc:date>2017-06-22T09:28:29Z</dc:date>
  </office:meta>
</office:document-meta>
</file>